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GillSans" svg:font-family="GillSans"/>
    <style:font-face style:name="F" svg:font-family="" style:font-family-generic="roman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0102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8445in"/>
    </style:style>
    <style:style style:name="co9" style:family="table-column">
      <style:table-column-properties fo:break-before="auto" style:column-width="1.9209in"/>
    </style:style>
    <style:style style:name="co10" style:family="table-column">
      <style:table-column-properties fo:break-before="auto" style:column-width="2.6161in"/>
    </style:style>
    <style:style style:name="co11" style:family="table-column">
      <style:table-column-properties fo:break-before="auto" style:column-width="0.7866in"/>
    </style:style>
    <style:style style:name="co12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zylstra1980_5f_alac11">
      <style:table-properties table:display="true" style:writing-mode="lr-tb"/>
    </style:style>
    <style:style style:name="ta3" style:family="table" style:master-page-name="PageStyle_5f_alexander1980_5f_alac11">
      <style:table-properties table:display="true" style:writing-mode="lr-tb"/>
    </style:style>
    <style:style style:name="ta4" style:family="table" style:master-page-name="PageStyle_5f_pankratz-pike1967_5f_ayut11">
      <style:table-properties table:display="true" style:writing-mode="lr-tb"/>
    </style:style>
    <style:style style:name="ta5" style:family="table" style:master-page-name="PageStyle_5f_schultze-jena1938_5f_cahu11">
      <style:table-properties table:display="true" style:writing-mode="lr-tb"/>
    </style:style>
    <style:style style:name="ta6" style:family="table" style:master-page-name="PageStyle_5f_good1979_5f_chic12">
      <style:table-properties table:display="true" style:writing-mode="lr-tb"/>
    </style:style>
    <style:style style:name="ta7" style:family="table" style:master-page-name="PageStyle_5f_pike-small1974_5f_coat11">
      <style:table-properties table:display="true" style:writing-mode="lr-tb"/>
    </style:style>
    <style:style style:name="ta8" style:family="table" style:master-page-name="PageStyle_5f_stark1986_5f_colo11">
      <style:table-properties table:display="true" style:writing-mode="lr-tb"/>
    </style:style>
    <style:style style:name="ta9" style:family="table" style:master-page-name="PageStyle_5f_pike-oram1976_5f_diux11">
      <style:table-properties table:display="true" style:writing-mode="lr-tb"/>
    </style:style>
    <style:style style:name="ta10" style:family="table" style:master-page-name="PageStyle_5f_auderset-hernandez2020_5f_dura11">
      <style:table-properties table:display="true" style:writing-mode="lr-tb"/>
    </style:style>
    <style:style style:name="ta11" style:family="table" style:master-page-name="PageStyle_5f_dyk-stoudt1965_5f_gran11">
      <style:table-properties table:display="true" style:writing-mode="lr-tb"/>
    </style:style>
    <style:style style:name="ta12" style:family="table" style:master-page-name="PageStyle_5f_pike-cowan1967_5f_huaj11">
      <style:table-properties table:display="true" style:writing-mode="lr-tb"/>
    </style:style>
    <style:style style:name="ta13" style:family="table" style:master-page-name="PageStyle_5f_pensinger1974_5f_jami11">
      <style:table-properties table:display="true" style:writing-mode="lr-tb"/>
    </style:style>
    <style:style style:name="ta14" style:family="table" style:master-page-name="PageStyle_5f_bradley1970_5f_jica11">
      <style:table-properties table:display="true" style:writing-mode="lr-tb"/>
    </style:style>
    <style:style style:name="ta15" style:family="table" style:master-page-name="PageStyle_5f_overholt1961_5f_metl11">
      <style:table-properties table:display="true" style:writing-mode="lr-tb"/>
    </style:style>
    <style:style style:name="ta16" style:family="table" style:master-page-name="PageStyle_5f_pike-ibach1978_5f_mixt11">
      <style:table-properties table:display="true" style:writing-mode="lr-tb"/>
    </style:style>
    <style:style style:name="ta17" style:family="table" style:master-page-name="PageStyle_5f_daly1977_5f_peno11">
      <style:table-properties table:display="true" style:writing-mode="lr-tb"/>
    </style:style>
    <style:style style:name="ta18" style:family="table" style:master-page-name="PageStyle_5f_amith2020_5f_yolo11">
      <style:table-properties table:display="true" style:writing-mode="lr-tb"/>
    </style:style>
    <style:style style:name="ta19" style:family="table" style:master-page-name="PageStyle_5f_farris1992_5f_yoso11">
      <style:table-properties table:display="true" style:writing-mode="lr-tb"/>
    </style:style>
    <style:style style:name="ta20" style:family="table" style:master-page-name="PageStyle_5f_mak1953_5f_gran11-atat11">
      <style:table-properties table:display="true" style:writing-mode="lr-tb"/>
    </style:style>
    <style:style style:name="ta21" style:family="table" style:master-page-name="PageStyle_5f_mak1958_5f_ocot11">
      <style:table-properties table:display="true" style:writing-mode="lr-tb"/>
    </style:style>
    <style:style style:name="ta22" style:family="table" style:master-page-name="PageStyle_5f_north-shields1976_5f_prog12">
      <style:table-properties table:display="true" style:writing-mode="lr-tb"/>
    </style:style>
    <style:style style:name="ta23" style:family="table" style:master-page-name="PageStyle_5f_shields1988_5f_prog12">
      <style:table-properties table:display="true" style:writing-mode="lr-tb"/>
    </style:style>
    <style:style style:name="ta24" style:family="table" style:master-page-name="PageStyle_5f_durr1987">
      <style:table-properties table:display="true" style:writing-mode="lr-tb"/>
    </style:style>
    <style:style style:name="ta25" style:family="table" style:master-page-name="PageStyle_5f_josserand1983">
      <style:table-properties table:display="true" style:writing-mode="lr-tb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fo:color="#000000" style:font-name="GillSans" fo:font-size="10pt" fo:language="none" fo:country="none" style:font-name-asian="GillSans" style:font-size-asian="10pt" style:language-asian="none" style:country-asian="none" style:font-name-complex="GillSans" style:font-size-complex="10pt" style:language-complex="none" style:country-complex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Sans" fo:font-size="10pt" fo:language="none" fo:country="none" fo:font-style="normal" fo:text-shadow="none" style:text-underline-style="none" fo:font-weight="normal" style:font-name-asian="GillSans" style:font-size-asian="10pt" style:language-asian="none" style:country-asian="none" style:font-style-asian="normal" style:font-weight-asian="normal" style:font-name-complex="GillSans" style:font-size-complex="10pt" style:language-complex="none" style:country-complex="none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Linux Libertine" fo:font-size="12pt" style:font-size-asian="12pt" style:font-size-complex="12pt"/>
    </style:style>
    <style:style style:name="ce2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GillSans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" table:style-name="ta1">
        <office:forms form:automatic-focus="false" form:apply-design-mode="false"/>
        <table:table-column table:style-name="co1" table:number-columns-repeated="63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n</text:p>
          </table:table-cell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̀n</text:p>
          </table:table-cell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n</text:p>
          </table:table-cell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́n</text:p>
          </table:table-cell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̀n</text:p>
          </table:table-cell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̀n</text:p>
          </table:table-cell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n</text:p>
          </table:table-cell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̀n</text:p>
          </table:table-cell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n</text:p>
          </table:table-cell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́n</text:p>
          </table:table-cell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̀n</text:p>
          </table:table-cell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̀n</text:p>
          </table:table-cell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n</text:p>
          </table:table-cell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̀n</text:p>
          </table:table-cell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n</text:p>
          </table:table-cell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́n</text:p>
          </table:table-cell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̀n</text:p>
          </table:table-cell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̀n</text:p>
          </table:table-cell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</text:p>
          </table:table-cell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n</text:p>
          </table:table-cell>
          <table:table-cell table:style-name="ce10" office:value-type="string" calcext:value-type="string">
            <text:p>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̀n</text:p>
          </table:table-cell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n</text:p>
          </table:table-cell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́n</text:p>
          </table:table-cell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õ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̀n</text:p>
          </table:table-cell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̀n</text:p>
          </table:table-cell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n</text:p>
          </table:table-cell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̀n</text:p>
          </table:table-cell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n</text:p>
          </table:table-cell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́n</text:p>
          </table:table-cell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̀n</text:p>
          </table:table-cell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̀n</text:p>
          </table:table-cell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ac11" table:style-name="ta2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2" table:number-columns-repeated="62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Default" table:number-columns-repeated="4"/>
          <table:table-cell table:style-name="ce9" table:number-columns-repeated="1009"/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1009"/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1009"/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1009"/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1009"/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6" office:value-type="string" calcext:value-type="string">
            <text:p>ŋg</text:p>
          </table:table-cell>
          <table:table-cell table:style-name="ce6"/>
          <table:table-cell table:style-name="ce6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3" office:value-type="string" calcext:value-type="string">
            <text:p>Zylstra 1992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  <table:table-cell table:style-name="ce10"/>
          <table:table-cell table:number-columns-repeated="959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at11" table:style-name="ta3">
        <office:forms form:automatic-focus="false" form:apply-design-mode="false"/>
        <table:table-column table:style-name="co4" table:number-columns-repeated="1018" table:default-cell-style-name="ce10"/>
        <table:table-column table:style-name="co4" table:number-columns-repeated="6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1"/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7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atat11.$A$1:.$E$1"/>
        </table:named-expressions>
      </table:table>
      <table:table table:name="ayut11" table:style-name="ta4">
        <office:forms form:automatic-focus="false" form:apply-design-mode="false"/>
        <table:table-column table:style-name="co5" table:default-cell-style-name="ce10"/>
        <table:table-column table:style-name="co6" table:default-cell-style-name="ce10"/>
        <table:table-column table:style-name="co4" table:number-columns-repeated="4" table:default-cell-style-name="ce10"/>
        <table:table-column table:style-name="co7" table:default-cell-style-name="ce10"/>
        <table:table-column table:style-name="co4" table:default-cell-style-name="ce8"/>
        <table:table-column table:style-name="co1" table:number-columns-repeated="5" table:default-cell-style-name="ce8"/>
        <table:table-column table:style-name="co4" table:number-columns-repeated="51" table:default-cell-style-name="ce10"/>
        <table:table-column table:style-name="co4" table:default-cell-style-name="ce8"/>
        <table:table-column table:style-name="co1" table:number-columns-repeated="959" table:default-cell-style-name="ce8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number-columns-repeated="5"/>
          <table:table-cell table:style-name="ce8"/>
          <table:table-cell table:style-name="ce9" table:number-columns-repeated="51"/>
          <table:table-cell table:number-columns-repeated="95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 office:value-type="string" calcext:value-type="string">
            <text:p>ky</text:p>
          </table:table-cell>
          <table:table-cell table:style-name="ce8"/>
          <table:table-cell table:style-name="ce8" office:value-type="string" calcext:value-type="string">
            <text:p>k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 office:value-type="string" calcext:value-type="string">
            <text:p>ndy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 office:value-type="string" calcext:value-type="string">
            <text:p>ny</text:p>
          </table:table-cell>
          <table:table-cell table:style-name="ce8"/>
          <table:table-cell table:style-name="ce8" office:value-type="string" calcext:value-type="string">
            <text:p>nʲ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not sure what the difference is</text:p>
          </table:table-cell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 office:value-type="string" calcext:value-type="string">
            <text:p>sy</text:p>
          </table:table-cell>
          <table:table-cell table:style-name="ce8"/>
          <table:table-cell table:style-name="ce8" office:value-type="string" calcext:value-type="string">
            <text:p>s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/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table:style-name="ce8"/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table:style-name="ce8"/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table:style-name="ce8"/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1016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hu11" table:style-name="ta5">
        <office:forms form:automatic-focus="false" form:apply-design-mode="false"/>
        <table:table-column table:style-name="co2" table:number-columns-repeated="6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ce8"/>
        <table:table-column table:style-name="co1" table:number-columns-repeated="960" table:default-cell-style-name="ce8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  <table:table-cell table:number-columns-repeated="960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↑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ü̃</text:p>
          </table:table-cell>
          <table:table-cell table:style-name="ce15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̃ũ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ǖ</text:p>
          </table:table-cell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02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4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ic12" table:style-name="ta6">
        <office:forms form:automatic-focus="false" form:apply-design-mode="false"/>
        <table:table-column table:style-name="co4" table:number-columns-repeated="6" table:default-cell-style-name="ce12"/>
        <table:table-column table:style-name="co4" table:default-cell-style-name="ce8"/>
        <table:table-column table:style-name="co4" table:number-columns-repeated="56" table:default-cell-style-name="ce12"/>
        <table:table-column table:style-name="co4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number-columns-repeated="2"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u</text:p>
          </table:table-cell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n</text:p>
          </table:table-cell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y</text:p>
          </table:table-cell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l</text:p>
          </table:table-cell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m</text:p>
          </table:table-cell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d</text:p>
          </table:table-cell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g</text:p>
          </table:table-cell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t͡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r</text:p>
          </table:table-cell>
          <table:table-cell table:style-name="ce10" office:value-type="string" calcext:value-type="string">
            <text:p>t͡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</text:p>
          </table:table-cell>
          <table:table-cell table:style-name="ce10" office:value-type="string" calcext:value-type="string">
            <text:p>t͡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u</text:p>
          </table:table-cell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number-columns-repeated="2"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n</text:p>
          </table:table-cell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at11" table:style-name="ta7">
        <office:forms form:automatic-focus="false" form:apply-design-mode="false"/>
        <table:table-column table:style-name="co2" table:number-columns-repeated="6" table:default-cell-style-name="ce10"/>
        <table:table-column table:style-name="co8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͡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ð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y</text:p>
          </table:table-cell>
          <table:table-cell table:style-name="ce8"/>
          <table:table-cell table:style-name="ce8" office:value-type="string" calcext:value-type="string">
            <text:p>ð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ʸ</text:p>
          </table:table-cell>
          <table:table-cell/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</text:p>
          </table:table-cell>
          <table:table-cell table:style-name="ce8"/>
          <table:table-cell table:style-name="ce8" office:value-type="string" calcext:value-type="string">
            <text:p>ⁿ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z</text:p>
          </table:table-cell>
          <table:table-cell table:style-name="ce8"/>
          <table:table-cell table:style-name="ce8" office:value-type="string" calcext:value-type="string">
            <text:p>ⁿd͡z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</text:p>
          </table:table-cell>
          <table:table-cell table:style-name="ce8"/>
          <table:table-cell table:style-name="ce8" office:value-type="string" calcext:value-type="string">
            <text:p>ᵑg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j</text:p>
          </table:table-cell>
          <table:table-cell table:style-name="ce8"/>
          <table:table-cell table:style-name="ce8" office:value-type="string" calcext:value-type="string">
            <text:p>ⁿd͡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s</text:p>
          </table:table-cell>
          <table:table-cell table:style-name="ce8"/>
          <table:table-cell table:style-name="ce8" office:value-type="string" calcext:value-type="string">
            <text:p>t͡s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ⁿd͡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1">pike1974downstepping, </text:span><text:span text:style-name="T2">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̂</text:p>
          </table:table-cell>
          <table:table-cell/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̌</text:p>
          </table:table-cell>
          <table:table-cell/>
          <table:table-cell office:value-type="string" calcext:value-type="string">
            <text:p>ã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a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5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5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5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1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1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1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1">pike1974downstepping, </text:span><text:span text:style-name="T2">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̂</text:p>
          </table:table-cell>
          <table:table-cell/>
          <table:table-cell office:value-type="string" calcext:value-type="string">
            <text:p>ẽ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̌</text:p>
          </table:table-cell>
          <table:table-cell/>
          <table:table-cell office:value-type="string" calcext:value-type="string">
            <text:p>ẽ15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e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5e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5e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5e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1e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1e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1e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4downstepping, </text:span><text:span text:style-name="T2">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1">pike1974downstepping, </text:span><text:span text:style-name="T2">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̂</text:p>
          </table:table-cell>
          <table:table-cell/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̌</text:p>
          </table:table-cell>
          <table:table-cell/>
          <table:table-cell office:value-type="string" calcext:value-type="string">
            <text:p>ĩ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i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5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5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5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1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1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1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4downstepping, </text:span><text:span text:style-name="T2">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̂</text:p>
          </table:table-cell>
          <table:table-cell/>
          <table:table-cell office:value-type="string" calcext:value-type="string">
            <text:p>ɨ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4downstepping, </text:span><text:span text:style-name="T2">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̌</text:p>
          </table:table-cell>
          <table:table-cell/>
          <table:table-cell office:value-type="string" calcext:value-type="string">
            <text:p>ɨ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̂</text:p>
          </table:table-cell>
          <table:table-cell/>
          <table:table-cell office:value-type="string" calcext:value-type="string">
            <text:p>ɨ̃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̌</text:p>
          </table:table-cell>
          <table:table-cell/>
          <table:table-cell office:value-type="string" calcext:value-type="string">
            <text:p>ɨ̃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ɨ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5ɨ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5ɨ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5ɨ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1ɨ̄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1ɨ̄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1ɨ̄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4downstepping, </text:span><text:span text:style-name="T2">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4downstepping, </text:span><text:span text:style-name="T2">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o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5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5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5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1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1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1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4downstepping, </text:span><text:span text:style-name="T2">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4downstepping, </text:span><text:span text:style-name="T2">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̂</text:p>
          </table:table-cell>
          <table:table-cell/>
          <table:table-cell office:value-type="string" calcext:value-type="string">
            <text:p>ũ5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̌</text:p>
          </table:table-cell>
          <table:table-cell/>
          <table:table-cell office:value-type="string" calcext:value-type="string">
            <text:p>ũ1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u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5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5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5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1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1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1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o11" table:style-name="ta8">
        <office:forms form:automatic-focus="false" form:apply-design-mode="false"/>
        <table:table-column table:style-name="co4" table:number-columns-repeated="1023" table:default-cell-style-name="ce10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stark1986diccionario</text:p>
          </table:table-cell>
          <table:table-cell office:value-type="string" calcext:value-type="string">
            <text:p>c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c11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pa11" table:style-name="ta1">
        <office:forms form:automatic-focus="false" form:apply-design-mode="false"/>
        <table:table-column table:style-name="co1" table:number-columns-repeated="63" table:default-cell-style-name="ce8"/>
        <table:table-column table:style-name="co1" table:number-columns-repeated="960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ʈ͡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ux11" table:style-name="ta9">
        <office:forms form:automatic-focus="false" form:apply-design-mode="false"/>
        <table:table-column table:style-name="co2" table:number-columns-repeated="5" table:default-cell-style-name="ce10"/>
        <table:table-column table:style-name="co9" table:default-cell-style-name="ce10"/>
        <table:table-column table:style-name="co2" table:number-columns-repeated="1017" table:default-cell-style-name="ce10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2" table:style-name="ce8" office:value-type="string" calcext:value-type="string">
            <text:p>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fter n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p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should this be retroflex too?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 office:value-type="string" calcext:value-type="string">
            <text:p>tⁿ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ppears before nasal vowels, probably an allophone of t; not sure about exact phonetic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 office:value-type="string" calcext:value-type="string">
            <text:p>t͡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ʷ</text:p>
          </table:table-cell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w</text:p>
          </table:table-cell>
          <table:table-cell table:style-name="ce8" office:value-type="string" calcext:value-type="string">
            <text:p>x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other</text:p>
          </table:table-cell>
          <table:table-cell table:style-name="ce8"/>
          <table:table-cell table:style-name="ce8" office:value-type="string" calcext:value-type="string">
            <text:p>stres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 office:value-type="string" calcext:value-type="string">
            <text:p>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 office:value-type="string" calcext:value-type="string">
            <text:p><text:span text:style-name="T3">ã1a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̄n</text:p>
          </table:table-cell>
          <table:table-cell table:style-name="ce8" office:value-type="string" calcext:value-type="string">
            <text:p>ã1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́n</text:p>
          </table:table-cell>
          <table:table-cell table:style-name="ce8" office:value-type="string" calcext:value-type="string">
            <text:p><text:span text:style-name="T3">ã1a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̂n</text:p>
          </table:table-cell>
          <table:table-cell table:style-name="ce8" office:value-type="string" calcext:value-type="string">
            <text:p>ã1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 office:value-type="string" calcext:value-type="string">
            <text:p>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n</text:p>
          </table:table-cell>
          <table:table-cell table:style-name="ce8" office:value-type="string" calcext:value-type="string">
            <text:p>ã3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 office:value-type="string" calcext:value-type="string">
            <text:p>ã3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 office:value-type="string" calcext:value-type="string">
            <text:p>ã3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 office:value-type="string" calcext:value-type="string">
            <text:p>ã3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 office:value-type="string" calcext:value-type="string">
            <text:p>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</text:p>
          </table:table-cell>
          <table:table-cell table:style-name="ce8" office:value-type="string" calcext:value-type="string">
            <text:p>a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 office:value-type="string" calcext:value-type="string">
            <text:p>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n</text:p>
          </table:table-cell>
          <table:table-cell table:style-name="ce8" office:value-type="string" calcext:value-type="string">
            <text:p>ã5a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 office:value-type="string" calcext:value-type="string">
            <text:p>ã5a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 office:value-type="string" calcext:value-type="string">
            <text:p>ã5a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 office:value-type="string" calcext:value-type="string">
            <text:p>ã5a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ẽ1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 office:value-type="string" calcext:value-type="string">
            <text:p><text:span text:style-name="T3">ẽ1e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̄n</text:p>
          </table:table-cell>
          <table:table-cell table:style-name="ce8" office:value-type="string" calcext:value-type="string">
            <text:p>ẽ1e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́n</text:p>
          </table:table-cell>
          <table:table-cell table:style-name="ce8" office:value-type="string" calcext:value-type="string">
            <text:p><text:span text:style-name="T3">ẽ1e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̂n</text:p>
          </table:table-cell>
          <table:table-cell table:style-name="ce8" office:value-type="string" calcext:value-type="string">
            <text:p>ẽ1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 office:value-type="string" calcext:value-type="string">
            <text:p>ẽ3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n</text:p>
          </table:table-cell>
          <table:table-cell table:style-name="ce8" office:value-type="string" calcext:value-type="string">
            <text:p>ẽ3e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 office:value-type="string" calcext:value-type="string">
            <text:p>ẽ3e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 office:value-type="string" calcext:value-type="string">
            <text:p>ẽ3e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 office:value-type="string" calcext:value-type="string">
            <text:p>ẽ3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 office:value-type="string" calcext:value-type="string">
            <text:p>ẽ5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</text:p>
          </table:table-cell>
          <table:table-cell table:style-name="ce8" office:value-type="string" calcext:value-type="string">
            <text:p>e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 office:value-type="string" calcext:value-type="string">
            <text:p>ẽ51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n</text:p>
          </table:table-cell>
          <table:table-cell table:style-name="ce8" office:value-type="string" calcext:value-type="string">
            <text:p>ẽ5e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 office:value-type="string" calcext:value-type="string">
            <text:p>ẽ5e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 office:value-type="string" calcext:value-type="string">
            <text:p>ẽ5e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 office:value-type="string" calcext:value-type="string">
            <text:p>ẽ5e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i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 office:value-type="string" calcext:value-type="string">
            <text:p>ĩ1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̄n</text:p>
          </table:table-cell>
          <table:table-cell table:style-name="ce8" office:value-type="string" calcext:value-type="string">
            <text:p>ĩ1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́n</text:p>
          </table:table-cell>
          <table:table-cell table:style-name="ce8" office:value-type="string" calcext:value-type="string">
            <text:p>ĩ1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̂n</text:p>
          </table:table-cell>
          <table:table-cell table:style-name="ce8" office:value-type="string" calcext:value-type="string">
            <text:p>ĩ1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 office:value-type="string" calcext:value-type="string">
            <text:p>i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 office:value-type="string" calcext:value-type="string">
            <text:p>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n</text:p>
          </table:table-cell>
          <table:table-cell table:style-name="ce8" office:value-type="string" calcext:value-type="string">
            <text:p>ĩ3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 office:value-type="string" calcext:value-type="string">
            <text:p>ĩ3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 office:value-type="string" calcext:value-type="string">
            <text:p>ĩ3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 office:value-type="string" calcext:value-type="string">
            <text:p>ĩ3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 office:value-type="string" calcext:value-type="string">
            <text:p>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</text:p>
          </table:table-cell>
          <table:table-cell table:style-name="ce8" office:value-type="string" calcext:value-type="string">
            <text:p>i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 office:value-type="string" calcext:value-type="string">
            <text:p>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n</text:p>
          </table:table-cell>
          <table:table-cell table:style-name="ce8" office:value-type="string" calcext:value-type="string">
            <text:p>ĩ5i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 office:value-type="string" calcext:value-type="string">
            <text:p>ĩ5i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 office:value-type="string" calcext:value-type="string">
            <text:p>ĩ5i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 office:value-type="string" calcext:value-type="string">
            <text:p>ĩ5i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ɨ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̢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 office:value-type="string" calcext:value-type="string">
            <text:p>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 office:value-type="string" calcext:value-type="string">
            <text:p><text:span text:style-name="T3">ɨ̃1ɨ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̄n</text:p>
          </table:table-cell>
          <table:table-cell table:style-name="ce8" office:value-type="string" calcext:value-type="string">
            <text:p>ɨ̃1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́n</text:p>
          </table:table-cell>
          <table:table-cell table:style-name="ce8" office:value-type="string" calcext:value-type="string">
            <text:p><text:span text:style-name="T3">ɨ̃1ɨ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̂n</text:p>
          </table:table-cell>
          <table:table-cell table:style-name="ce8" office:value-type="string" calcext:value-type="string">
            <text:p>ɨ̃1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 office:value-type="string" calcext:value-type="string">
            <text:p>ɨ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 office:value-type="string" calcext:value-type="string">
            <text:p>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n</text:p>
          </table:table-cell>
          <table:table-cell table:style-name="ce8" office:value-type="string" calcext:value-type="string">
            <text:p>ɨ̃3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 office:value-type="string" calcext:value-type="string">
            <text:p>ɨ̃3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 office:value-type="string" calcext:value-type="string">
            <text:p>ɨ̃3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 office:value-type="string" calcext:value-type="string">
            <text:p>ɨ̃3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̢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 office:value-type="string" calcext:value-type="string">
            <text:p>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</text:p>
          </table:table-cell>
          <table:table-cell table:style-name="ce8" office:value-type="string" calcext:value-type="string">
            <text:p>ɨ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 office:value-type="string" calcext:value-type="string">
            <text:p>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n</text:p>
          </table:table-cell>
          <table:table-cell table:style-name="ce8" office:value-type="string" calcext:value-type="string">
            <text:p>ɨ̃5ɨ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 office:value-type="string" calcext:value-type="string">
            <text:p>ɨ̃5ɨ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 office:value-type="string" calcext:value-type="string">
            <text:p>ɨ̃5ɨ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 office:value-type="string" calcext:value-type="string">
            <text:p>ɨ̃5ɨ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o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 office:value-type="string" calcext:value-type="string">
            <text:p><text:span text:style-name="T3">õ1o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̄n</text:p>
          </table:table-cell>
          <table:table-cell table:style-name="ce8" office:value-type="string" calcext:value-type="string">
            <text:p>õ1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́n</text:p>
          </table:table-cell>
          <table:table-cell table:style-name="ce8" office:value-type="string" calcext:value-type="string">
            <text:p><text:span text:style-name="T3">õ1o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̂n</text:p>
          </table:table-cell>
          <table:table-cell table:style-name="ce8" office:value-type="string" calcext:value-type="string">
            <text:p>õ1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 office:value-type="string" calcext:value-type="string">
            <text:p>o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 office:value-type="string" calcext:value-type="string">
            <text:p>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n</text:p>
          </table:table-cell>
          <table:table-cell table:style-name="ce8" office:value-type="string" calcext:value-type="string">
            <text:p>õ3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 office:value-type="string" calcext:value-type="string">
            <text:p>õ3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 office:value-type="string" calcext:value-type="string">
            <text:p>õ3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 office:value-type="string" calcext:value-type="string">
            <text:p>õ3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 office:value-type="string" calcext:value-type="string">
            <text:p>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</text:p>
          </table:table-cell>
          <table:table-cell table:style-name="ce8" office:value-type="string" calcext:value-type="string">
            <text:p>o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 office:value-type="string" calcext:value-type="string">
            <text:p>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n</text:p>
          </table:table-cell>
          <table:table-cell table:style-name="ce8" office:value-type="string" calcext:value-type="string">
            <text:p>õ5o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 office:value-type="string" calcext:value-type="string">
            <text:p>õ5o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 office:value-type="string" calcext:value-type="string">
            <text:p>õ5o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 office:value-type="string" calcext:value-type="string">
            <text:p>õ5o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 office:value-type="string" calcext:value-type="string">
            <text:p>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 office:value-type="string" calcext:value-type="string">
            <text:p><text:span text:style-name="T3">ũ1ũ1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̄n</text:p>
          </table:table-cell>
          <table:table-cell table:style-name="ce8" office:value-type="string" calcext:value-type="string">
            <text:p>ũ1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́n</text:p>
          </table:table-cell>
          <table:table-cell table:style-name="ce8" office:value-type="string" calcext:value-type="string">
            <text:p><text:span text:style-name="T3">ũ1ũ5</text:span>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̂n</text:p>
          </table:table-cell>
          <table:table-cell table:style-name="ce8" office:value-type="string" calcext:value-type="string">
            <text:p>ũ1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 office:value-type="string" calcext:value-type="string">
            <text:p>u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 office:value-type="string" calcext:value-type="string">
            <text:p>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n</text:p>
          </table:table-cell>
          <table:table-cell table:style-name="ce8" office:value-type="string" calcext:value-type="string">
            <text:p>ũ3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 office:value-type="string" calcext:value-type="string">
            <text:p>ũ3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 office:value-type="string" calcext:value-type="string">
            <text:p>ũ3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 office:value-type="string" calcext:value-type="string">
            <text:p>ũ3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1">pike1976stress, </text:span><text:span text:style-name="T2">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 office:value-type="string" calcext:value-type="string">
            <text:p>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</text:p>
          </table:table-cell>
          <table:table-cell table:style-name="ce8" office:value-type="string" calcext:value-type="string">
            <text:p>u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 office:value-type="string" calcext:value-type="string">
            <text:p>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n</text:p>
          </table:table-cell>
          <table:table-cell table:style-name="ce8" office:value-type="string" calcext:value-type="string">
            <text:p>ũ5ũ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 office:value-type="string" calcext:value-type="string">
            <text:p>ũ5ũ3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 office:value-type="string" calcext:value-type="string">
            <text:p>ũ5ũ5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 office:value-type="string" calcext:value-type="string">
            <text:p>ũ5ũ51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 table:number-rows-repeated="1048385">
          <table:table-cell table:number-columns-repeated="1023"/>
        </table:table-row>
        <table:table-row table:style-name="ro2" table:number-rows-repeated="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ura11" table:style-name="ta10">
        <office:forms form:automatic-focus="false" form:apply-design-mode="false"/>
        <table:table-column table:style-name="co2" table:number-columns-repeated="1023" table:default-cell-style-name="ce10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x</text:p>
          </table:table-cell>
          <table:table-cell office:value-type="string" calcext:value-type="string">
            <text:p>ⁿd͡ʑ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͡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 table:number-rows-repeated="104847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n11" table:style-name="ta11">
        <office:forms form:automatic-focus="false" form:apply-design-mode="false"/>
        <table:table-column table:style-name="co4" table:number-columns-repeated="1023" table:default-cell-style-name="ce10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atat11.$A$1" table:cell-range-address="$gran11.$B$1:.$B$111"/>
        </table:named-expressions>
      </table:table>
      <table:table table:name="huaj11" table:style-name="ta12">
        <office:forms form:automatic-focus="false" form:apply-design-mode="false"/>
        <table:table-column table:style-name="co2" table:number-columns-repeated="6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ǥ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ami11" table:style-name="ta13">
        <office:forms form:automatic-focus="false" form:apply-design-mode="false"/>
        <table:table-column table:style-name="co4" table:number-columns-repeated="5" table:default-cell-style-name="ce6"/>
        <table:table-column table:style-name="co10" table:default-cell-style-name="ce6"/>
        <table:table-column table:style-name="co4" table:number-columns-repeated="1017" table:default-cell-style-name="ce6"/>
        <table:table-column table:style-name="co1" table:default-cell-style-name="ce22"/>
        <table:table-row table:style-name="ro1">
          <table:table-cell table:style-name="ce19" office:value-type="string" calcext:value-type="string">
            <text:p>Grapheme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à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̀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̀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̀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è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̀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̀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̀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ì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̀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̀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̀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ɨ̀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̀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̀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ɨc</text:p>
          </table:table-cell>
          <table:table-cell table:style-name="ce21"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̀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ɨnger1974dɨccɨonarɨo, johnson1988syntactɨc</text:p>
          </table:table-cell>
          <table:table-cell office:value-type="string" calcext:value-type="string">
            <text:p>jamɨ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ò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̀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̀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̀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ù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̀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̀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̀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, johnson1988syntactic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 table:number-rows-repeated="1048402">
          <table:table-cell table:number-columns-repeated="1024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ica11" table:style-name="ta14">
        <office:forms form:automatic-focus="false" form:apply-design-mode="false"/>
        <table:table-column table:style-name="co4" table:number-columns-repeated="1023" table:default-cell-style-name="ce10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ᵽ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̢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atat11.$A$1" table:cell-range-address="$jica11.$A$1:.$E$53"/>
        </table:named-expressions>
      </table:table>
      <table:table table:name="metl11" table:style-name="ta15">
        <office:forms form:automatic-focus="false" form:apply-design-mode="false"/>
        <table:table-column table:style-name="co4" table:number-columns-repeated="1023" table:default-cell-style-name="ce10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ⁿ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ⁿ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ⁿ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ⁿ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ⁿ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ⁿ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ⁿ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ⁿ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ⁿ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ⁿ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ⁿ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ⁿ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ⁿ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ⁿ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ⁿ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ixt11" table:style-name="ta16">
        <office:forms form:automatic-focus="false" form:apply-design-mode="false"/>
        <table:table-column table:style-name="co2" table:number-columns-repeated="6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̢</text:p>
          </table:table-cell>
          <table:table-cell office:value-type="string" calcext:value-type="string">
            <text:p>ⁿd͡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ʷ</text:p>
          </table:table-cell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ȼ</text:p>
          </table:table-cell>
          <table:table-cell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/>
          <table:table-cell table:style-name="Default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/>
          <table:table-cell table:style-name="Default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atat11.$A$1" table:cell-range-address="$mixt11.$A$1:.$E$39"/>
        </table:named-expressions>
      </table:table>
      <table:table table:name="ocot11" table:style-name="ta1">
        <office:forms form:automatic-focus="false" form:apply-design-mode="false"/>
        <table:table-column table:style-name="co1" table:number-columns-repeated="63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a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 office:value-type="string" calcext:value-type="string">
            <text:p>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 office:value-type="string" calcext:value-type="string">
            <text:p>ã1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̄n</text:p>
          </table:table-cell>
          <table:table-cell table:style-name="ce10" office:value-type="string" calcext:value-type="string">
            <text:p>ã1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 office:value-type="string" calcext:value-type="string">
            <text:p>ã1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̄</text:p>
          </table:table-cell>
          <table:table-cell table:style-name="ce10" office:value-type="string" calcext:value-type="string">
            <text:p>a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̄n</text:p>
          </table:table-cell>
          <table:table-cell table:style-name="ce10" office:value-type="string" calcext:value-type="string">
            <text:p>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̄an</text:p>
          </table:table-cell>
          <table:table-cell table:style-name="ce10" office:value-type="string" calcext:value-type="string">
            <text:p>ã3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̄ān</text:p>
          </table:table-cell>
          <table:table-cell table:style-name="ce10" office:value-type="string" calcext:value-type="string">
            <text:p>ã3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̄án</text:p>
          </table:table-cell>
          <table:table-cell table:style-name="ce10" office:value-type="string" calcext:value-type="string">
            <text:p>ã3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 office:value-type="string" calcext:value-type="string">
            <text:p>a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 office:value-type="string" calcext:value-type="string">
            <text:p>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 office:value-type="string" calcext:value-type="string">
            <text:p>ã5a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̄n</text:p>
          </table:table-cell>
          <table:table-cell table:style-name="ce10" office:value-type="string" calcext:value-type="string">
            <text:p>ã5a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 office:value-type="string" calcext:value-type="string">
            <text:p>ã5a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 office:value-type="string" calcext:value-type="string">
            <text:p>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 office:value-type="string" calcext:value-type="string">
            <text:p>ẽ1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̄n</text:p>
          </table:table-cell>
          <table:table-cell table:style-name="ce10" office:value-type="string" calcext:value-type="string">
            <text:p>ẽ1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 office:value-type="string" calcext:value-type="string">
            <text:p>ẽ1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̄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̄n</text:p>
          </table:table-cell>
          <table:table-cell table:style-name="ce10" office:value-type="string" calcext:value-type="string">
            <text:p>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̄en</text:p>
          </table:table-cell>
          <table:table-cell table:style-name="ce10" office:value-type="string" calcext:value-type="string">
            <text:p>ẽ3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̄ēn</text:p>
          </table:table-cell>
          <table:table-cell table:style-name="ce10" office:value-type="string" calcext:value-type="string">
            <text:p>ẽ3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̄én</text:p>
          </table:table-cell>
          <table:table-cell table:style-name="ce10" office:value-type="string" calcext:value-type="string">
            <text:p>ẽ3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 office:value-type="string" calcext:value-type="string">
            <text:p>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 office:value-type="string" calcext:value-type="string">
            <text:p>ẽ5e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̄n</text:p>
          </table:table-cell>
          <table:table-cell table:style-name="ce10" office:value-type="string" calcext:value-type="string">
            <text:p>ẽ5e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 office:value-type="string" calcext:value-type="string">
            <text:p>ẽ5e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i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 office:value-type="string" calcext:value-type="string">
            <text:p>ĩ1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̄n</text:p>
          </table:table-cell>
          <table:table-cell table:style-name="ce10" office:value-type="string" calcext:value-type="string">
            <text:p>ĩ1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 office:value-type="string" calcext:value-type="string">
            <text:p>ĩ1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̄</text:p>
          </table:table-cell>
          <table:table-cell table:style-name="ce10" office:value-type="string" calcext:value-type="string">
            <text:p>i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̄n</text:p>
          </table:table-cell>
          <table:table-cell table:style-name="ce10" office:value-type="string" calcext:value-type="string">
            <text:p>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̄in</text:p>
          </table:table-cell>
          <table:table-cell table:style-name="ce10" office:value-type="string" calcext:value-type="string">
            <text:p>ĩ3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̄īn</text:p>
          </table:table-cell>
          <table:table-cell table:style-name="ce10" office:value-type="string" calcext:value-type="string">
            <text:p>ĩ3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̄ín</text:p>
          </table:table-cell>
          <table:table-cell table:style-name="ce10" office:value-type="string" calcext:value-type="string">
            <text:p>ĩ3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 office:value-type="string" calcext:value-type="string">
            <text:p>i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 office:value-type="string" calcext:value-type="string">
            <text:p>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 office:value-type="string" calcext:value-type="string">
            <text:p>ĩ5i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̄n</text:p>
          </table:table-cell>
          <table:table-cell table:style-name="ce10" office:value-type="string" calcext:value-type="string">
            <text:p>ĩ5i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 office:value-type="string" calcext:value-type="string">
            <text:p>ĩ5i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o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 office:value-type="string" calcext:value-type="string">
            <text:p>õ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 office:value-type="string" calcext:value-type="string">
            <text:p>õ1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̄n</text:p>
          </table:table-cell>
          <table:table-cell table:style-name="ce10" office:value-type="string" calcext:value-type="string">
            <text:p>õ1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 office:value-type="string" calcext:value-type="string">
            <text:p>õ1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̄</text:p>
          </table:table-cell>
          <table:table-cell table:style-name="ce10" office:value-type="string" calcext:value-type="string">
            <text:p>o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̄n</text:p>
          </table:table-cell>
          <table:table-cell table:style-name="ce10" office:value-type="string" calcext:value-type="string">
            <text:p>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̄on</text:p>
          </table:table-cell>
          <table:table-cell table:style-name="ce10" office:value-type="string" calcext:value-type="string">
            <text:p>õ3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̄ōn</text:p>
          </table:table-cell>
          <table:table-cell table:style-name="ce10" office:value-type="string" calcext:value-type="string">
            <text:p>õ3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̄ón</text:p>
          </table:table-cell>
          <table:table-cell table:style-name="ce10" office:value-type="string" calcext:value-type="string">
            <text:p>õ3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 office:value-type="string" calcext:value-type="string">
            <text:p>o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 office:value-type="string" calcext:value-type="string">
            <text:p>õ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 office:value-type="string" calcext:value-type="string">
            <text:p>õ5o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̄n</text:p>
          </table:table-cell>
          <table:table-cell table:style-name="ce10" office:value-type="string" calcext:value-type="string">
            <text:p>õ5o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 office:value-type="string" calcext:value-type="string">
            <text:p>õ5o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u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 office:value-type="string" calcext:value-type="string">
            <text:p>ũ1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̄n</text:p>
          </table:table-cell>
          <table:table-cell table:style-name="ce10" office:value-type="string" calcext:value-type="string">
            <text:p>ũ1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 office:value-type="string" calcext:value-type="string">
            <text:p>ũ1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̄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̄n</text:p>
          </table:table-cell>
          <table:table-cell table:style-name="ce10" office:value-type="string" calcext:value-type="string">
            <text:p>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̄un</text:p>
          </table:table-cell>
          <table:table-cell table:style-name="ce10" office:value-type="string" calcext:value-type="string">
            <text:p>ũ3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̄ūn</text:p>
          </table:table-cell>
          <table:table-cell table:style-name="ce10" office:value-type="string" calcext:value-type="string">
            <text:p>ũ3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̄ún</text:p>
          </table:table-cell>
          <table:table-cell table:style-name="ce10" office:value-type="string" calcext:value-type="string">
            <text:p>ũ3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 office:value-type="string" calcext:value-type="string">
            <text:p>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 office:value-type="string" calcext:value-type="string">
            <text:p>ũ5ũ1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̄n</text:p>
          </table:table-cell>
          <table:table-cell table:style-name="ce10" office:value-type="string" calcext:value-type="string">
            <text:p>ũ5ũ3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 office:value-type="string" calcext:value-type="string">
            <text:p>ũ5ũ5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7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no11" table:style-name="ta17">
        <office:forms form:automatic-focus="false" form:apply-design-mode="false"/>
        <table:table-column table:style-name="co2" table:number-columns-repeated="1023" table:default-cell-style-name="ce10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̌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̃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̌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̀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̆</text:p>
          </table:table-cell>
          <table:table-cell office:value-type="string" calcext:value-type="string">
            <text:p>ã1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́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̆</text:p>
          </table:table-cell>
          <table:table-cell office:value-type="string" calcext:value-type="string">
            <text:p>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̀</text:p>
          </table:table-cell>
          <table:table-cell office:value-type="string" calcext:value-type="string">
            <text:p>ã3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</text:p>
          </table:table-cell>
          <table:table-cell office:value-type="string" calcext:value-type="string">
            <text:p>ã3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̆</text:p>
          </table:table-cell>
          <table:table-cell office:value-type="string" calcext:value-type="string">
            <text:p>ã35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́</text:p>
          </table:table-cell>
          <table:table-cell office:value-type="string" calcext:value-type="string">
            <text:p>ã3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̀</text:p>
          </table:table-cell>
          <table:table-cell office:value-type="string" calcext:value-type="string">
            <text:p>ã3̃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</text:p>
          </table:table-cell>
          <table:table-cell office:value-type="string" calcext:value-type="string">
            <text:p>ã3̃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̆</text:p>
          </table:table-cell>
          <table:table-cell office:value-type="string" calcext:value-type="string">
            <text:p>ã3̃a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́</text:p>
          </table:table-cell>
          <table:table-cell office:value-type="string" calcext:value-type="string">
            <text:p>ã3̃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̀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̆</text:p>
          </table:table-cell>
          <table:table-cell office:value-type="string" calcext:value-type="string">
            <text:p>ã5a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́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̀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̆</text:p>
          </table:table-cell>
          <table:table-cell office:value-type="string" calcext:value-type="string">
            <text:p>ẽ1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́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̆</text:p>
          </table:table-cell>
          <table:table-cell office:value-type="string" calcext:value-type="string">
            <text:p>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̀</text:p>
          </table:table-cell>
          <table:table-cell office:value-type="string" calcext:value-type="string">
            <text:p>ẽ3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</text:p>
          </table:table-cell>
          <table:table-cell office:value-type="string" calcext:value-type="string">
            <text:p>ẽ3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̆</text:p>
          </table:table-cell>
          <table:table-cell office:value-type="string" calcext:value-type="string">
            <text:p>ẽ35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́</text:p>
          </table:table-cell>
          <table:table-cell office:value-type="string" calcext:value-type="string">
            <text:p>ẽ3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̀</text:p>
          </table:table-cell>
          <table:table-cell office:value-type="string" calcext:value-type="string">
            <text:p>ẽ3̃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</text:p>
          </table:table-cell>
          <table:table-cell office:value-type="string" calcext:value-type="string">
            <text:p>ẽ3̃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̆</text:p>
          </table:table-cell>
          <table:table-cell office:value-type="string" calcext:value-type="string">
            <text:p>ẽ3̃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́</text:p>
          </table:table-cell>
          <table:table-cell office:value-type="string" calcext:value-type="string">
            <text:p>ẽ3̃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̀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̆</text:p>
          </table:table-cell>
          <table:table-cell office:value-type="string" calcext:value-type="string">
            <text:p>ẽ5e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́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̀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̆</text:p>
          </table:table-cell>
          <table:table-cell office:value-type="string" calcext:value-type="string">
            <text:p>ĩ1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́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</text:p>
          </table:table-cell>
          <table:table-cell office:value-type="string" calcext:value-type="string">
            <text:p>i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̆</text:p>
          </table:table-cell>
          <table:table-cell office:value-type="string" calcext:value-type="string">
            <text:p>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̀</text:p>
          </table:table-cell>
          <table:table-cell office:value-type="string" calcext:value-type="string">
            <text:p>ĩ3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</text:p>
          </table:table-cell>
          <table:table-cell office:value-type="string" calcext:value-type="string">
            <text:p>ĩ3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̆</text:p>
          </table:table-cell>
          <table:table-cell office:value-type="string" calcext:value-type="string">
            <text:p>ĩ35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́</text:p>
          </table:table-cell>
          <table:table-cell office:value-type="string" calcext:value-type="string">
            <text:p>ĩ3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̀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̆</text:p>
          </table:table-cell>
          <table:table-cell office:value-type="string" calcext:value-type="string">
            <text:p>ĩ3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́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̀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̆</text:p>
          </table:table-cell>
          <table:table-cell office:value-type="string" calcext:value-type="string">
            <text:p>ĩ5i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́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̀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̆</text:p>
          </table:table-cell>
          <table:table-cell office:value-type="string" calcext:value-type="string">
            <text:p>ɨ̃1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́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</text:p>
          </table:table-cell>
          <table:table-cell office:value-type="string" calcext:value-type="string">
            <text:p>ɨ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̆</text:p>
          </table:table-cell>
          <table:table-cell office:value-type="string" calcext:value-type="string">
            <text:p>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̀</text:p>
          </table:table-cell>
          <table:table-cell office:value-type="string" calcext:value-type="string">
            <text:p>ɨ̃3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</text:p>
          </table:table-cell>
          <table:table-cell office:value-type="string" calcext:value-type="string">
            <text:p>ɨ̃3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̆</text:p>
          </table:table-cell>
          <table:table-cell office:value-type="string" calcext:value-type="string">
            <text:p>ɨ̃35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́</text:p>
          </table:table-cell>
          <table:table-cell office:value-type="string" calcext:value-type="string">
            <text:p>ɨ̃3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̀</text:p>
          </table:table-cell>
          <table:table-cell office:value-type="string" calcext:value-type="string">
            <text:p>ɨ̃3̃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</text:p>
          </table:table-cell>
          <table:table-cell office:value-type="string" calcext:value-type="string">
            <text:p>ɨ̃3̃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̆</text:p>
          </table:table-cell>
          <table:table-cell office:value-type="string" calcext:value-type="string">
            <text:p>ɨ̃3̃ɨ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́</text:p>
          </table:table-cell>
          <table:table-cell office:value-type="string" calcext:value-type="string">
            <text:p>ɨ̃3̃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̀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̆</text:p>
          </table:table-cell>
          <table:table-cell office:value-type="string" calcext:value-type="string">
            <text:p>ɨ̃5ɨ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́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̀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̀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̢̆</text:p>
          </table:table-cell>
          <table:table-cell office:value-type="string" calcext:value-type="string">
            <text:p>õ1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̢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</text:p>
          </table:table-cell>
          <table:table-cell office:value-type="string" calcext:value-type="string">
            <text:p>o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̆</text:p>
          </table:table-cell>
          <table:table-cell office:value-type="string" calcext:value-type="string">
            <text:p>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̢̀</text:p>
          </table:table-cell>
          <table:table-cell office:value-type="string" calcext:value-type="string">
            <text:p>õ3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</text:p>
          </table:table-cell>
          <table:table-cell office:value-type="string" calcext:value-type="string">
            <text:p>õ3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̆</text:p>
          </table:table-cell>
          <table:table-cell office:value-type="string" calcext:value-type="string">
            <text:p>õ35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̢́</text:p>
          </table:table-cell>
          <table:table-cell office:value-type="string" calcext:value-type="string">
            <text:p>õ3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̀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̆</text:p>
          </table:table-cell>
          <table:table-cell office:value-type="string" calcext:value-type="string">
            <text:p>õ3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́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́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̢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̢̆</text:p>
          </table:table-cell>
          <table:table-cell office:value-type="string" calcext:value-type="string">
            <text:p>õ5o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́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̀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̆</text:p>
          </table:table-cell>
          <table:table-cell office:value-type="string" calcext:value-type="string">
            <text:p>ũ1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́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</text:p>
          </table:table-cell>
          <table:table-cell office:value-type="string" calcext:value-type="string">
            <text:p>u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̆</text:p>
          </table:table-cell>
          <table:table-cell office:value-type="string" calcext:value-type="string">
            <text:p>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̀</text:p>
          </table:table-cell>
          <table:table-cell office:value-type="string" calcext:value-type="string">
            <text:p>ũ3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</text:p>
          </table:table-cell>
          <table:table-cell office:value-type="string" calcext:value-type="string">
            <text:p>ũ3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̆</text:p>
          </table:table-cell>
          <table:table-cell office:value-type="string" calcext:value-type="string">
            <text:p>ũ35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́</text:p>
          </table:table-cell>
          <table:table-cell office:value-type="string" calcext:value-type="string">
            <text:p>ũ3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̀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̆</text:p>
          </table:table-cell>
          <table:table-cell office:value-type="string" calcext:value-type="string">
            <text:p>ũ3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́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̀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̆</text:p>
          </table:table-cell>
          <table:table-cell office:value-type="string" calcext:value-type="string">
            <text:p>ũ5ũ3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́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 table:number-rows-repeated="1048407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atat11.$A$1" table:cell-range-address="$peno11.$B$1:.$B$168"/>
        </table:named-expressions>
      </table:table>
      <table:table table:name="yolo11" table:style-name="ta18">
        <office:forms form:automatic-focus="false" form:apply-design-mode="false"/>
        <table:table-column table:style-name="co4" table:number-columns-repeated="1023" table:default-cell-style-name="ce10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amith2020yoloxochitl</text:p>
          </table:table-cell>
          <table:table-cell office:value-type="string" calcext:value-type="string">
            <text:p>y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yoso11" table:style-name="ta19">
        <office:forms form:automatic-focus="false" form:apply-design-mode="false"/>
        <table:table-column table:style-name="co2" table:number-columns-repeated="1023" table:default-cell-style-name="ce10"/>
        <table:table-row table:style-name="ro1"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ñ</text:p>
          </table:table-cell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n11-atat11_mk53" table:style-name="ta20">
        <office:forms form:automatic-focus="false" form:apply-design-mode="false"/>
        <table:table-column table:style-name="co4" table:default-cell-style-name="ce8"/>
        <table:table-column table:style-name="co4" table:number-columns-repeated="63" table:default-cell-style-name="ce10"/>
        <table:table-column table:style-name="co4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/>
          <table:table-cell table:style-name="ce9" office:value-type="string" calcext:value-type="string">
            <text:p>Source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ə̢</text:p>
          </table:table-cell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an11~atat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4" office:value-type="string" calcext:value-type="string">
            <text:p>mak1953comparison</text:p>
          </table:table-cell>
          <table:table-cell table:number-columns-repeated="57"/>
        </table:table-row>
        <table:table-row table:style-name="ro1" table:number-rows-repeated="104853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ocot11_mk58" table:style-name="ta21">
        <table:table-column table:style-name="co4" table:default-cell-style-name="ce8"/>
        <table:table-column table:style-name="co4" table:number-columns-repeated="63" table:default-cell-style-name="ce10"/>
        <table:table-column table:style-name="co4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w phoneme that arose from back format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ž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a̢</text:p>
          </table:table-cell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e̢</text:p>
          </table:table-cell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i̢</text:p>
          </table:table-cell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o̢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cot11</text:p>
          </table:table-cell>
          <table:table-cell office:value-type="string" calcext:value-type="string">
            <text:p>u̢</text:p>
          </table:table-cell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61"/>
        </table:table-row>
        <table:table-row table:style-name="ro1" table:number-rows-repeated="1048539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prog12_ns76" table:style-name="ta22">
        <table:table-column table:style-name="co2" table:number-columns-repeated="1024" table:default-cell-style-name="ce10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like Spani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a̱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a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̱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a̱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a̱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e̱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e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̱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e̱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e̱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i̱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i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̱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i̱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i̱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o̱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o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o̱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o̱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̱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u̱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u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̱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u̱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u̱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12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12_sh88" table:style-name="ta23">
        <table:table-column table:style-name="co2" table:default-cell-style-name="ce8"/>
        <table:table-column table:style-name="co2" table:number-columns-repeated="63" table:default-cell-style-name="ce10"/>
        <table:table-column table:style-name="co2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style-name="ce11" office:value-type="string" calcext:value-type="string">
            <text:p>ñ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number-columns-repeated="60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ān</text:p>
          </table:table-cell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án</text:p>
          </table:table-cell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n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an</text:p>
          </table:table-cell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ān</text:p>
          </table:table-cell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̄án</text:p>
          </table:table-cell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n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an</text:p>
          </table:table-cell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ān</text:p>
          </table:table-cell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áán</text:p>
          </table:table-cell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ēn</text:p>
          </table:table-cell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én</text:p>
          </table:table-cell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n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en</text:p>
          </table:table-cell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ēn</text:p>
          </table:table-cell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̄én</text:p>
          </table:table-cell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n</text:p>
          </table:table-cell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en</text:p>
          </table:table-cell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ēn</text:p>
          </table:table-cell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één</text:p>
          </table:table-cell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īn</text:p>
          </table:table-cell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ín</text:p>
          </table:table-cell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n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in</text:p>
          </table:table-cell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īn</text:p>
          </table:table-cell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̄ín</text:p>
          </table:table-cell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n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in</text:p>
          </table:table-cell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īn</text:p>
          </table:table-cell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íín</text:p>
          </table:table-cell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ōn</text:p>
          </table:table-cell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ón</text:p>
          </table:table-cell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n</text:p>
          </table:table-cell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on</text:p>
          </table:table-cell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ōn</text:p>
          </table:table-cell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̄ón</text:p>
          </table:table-cell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n</text:p>
          </table:table-cell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on</text:p>
          </table:table-cell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ōn</text:p>
          </table:table-cell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óón</text:p>
          </table:table-cell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un</text:p>
          </table:table-cell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ūn</text:p>
          </table:table-cell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ún</text:p>
          </table:table-cell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n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un</text:p>
          </table:table-cell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ūn</text:p>
          </table:table-cell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̄ún</text:p>
          </table:table-cell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n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un</text:p>
          </table:table-cell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ūn</text:p>
          </table:table-cell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>
          <table:table-cell table:style-name="ce10" office:value-type="string" calcext:value-type="string">
            <text:p>prog12</text:p>
          </table:table-cell>
          <table:table-cell office:value-type="string" calcext:value-type="string">
            <text:p>úún</text:p>
          </table:table-cell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61"/>
        </table:table-row>
        <table:table-row table:style-name="ro1" table:number-rows-repeated="1048477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dr87" table:style-name="ta24">
        <table:table-column table:style-name="co2" table:default-cell-style-name="ce8"/>
        <table:table-column table:style-name="co11" table:default-cell-style-name="ce8"/>
        <table:table-column table:style-name="co12" table:default-cell-style-name="ce8"/>
        <table:table-column table:style-name="co2" table:number-columns-repeated="4" table:default-cell-style-name="ce8"/>
        <table:table-column table:style-name="co2" table:number-columns-repeated="57" table:default-cell-style-name="ce10"/>
        <table:table-column table:style-name="co2" table:default-cell-style-name="Default"/>
        <table:table-row table:style-name="ro1">
          <table:table-cell table:style-name="ce7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59"/>
        </table:table-row>
        <table:table-row table:style-name="ro1">
          <table:table-cell table:style-name="Default"/>
          <table:table-cell office:value-type="string" calcext:value-type="string">
            <text:p>ⁿz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ȼ</text:p>
          </table:table-cell>
          <table:table-cell table:style-name="ce10" office:value-type="string" calcext:value-type="string">
            <text:p>t͡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đ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dʸ</text:p>
          </table:table-cell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ǰ</text:p>
          </table:table-cell>
          <table:table-cell office:value-type="string" calcext:value-type="string">
            <text:p>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kʸ</text:p>
          </table:table-cell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10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ⁿǰ</text:p>
          </table:table-cell>
          <table:table-cell office:value-type="string" calcext:value-type="string">
            <text:p>ⁿd͡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š</text:p>
          </table:table-cell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tʸ</text:p>
          </table:table-cell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č</text:p>
          </table:table-cell>
          <table:table-cell office:value-type="string" calcext:value-type="string">
            <text:p>t͡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ž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ƀ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’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à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à̧</text:p>
          </table:table-cell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ǎ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ā̧</text:p>
          </table:table-cell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á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á̧</text:p>
          </table:table-cell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â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â̧</text:p>
          </table:table-cell>
          <table:table-cell office:value-type="string" calcext:value-type="string">
            <text:p>ã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è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ȩ̀</text:p>
          </table:table-cell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ȩ̌</text:p>
          </table:table-cell>
          <table:table-cell office:value-type="string" calcext:value-type="string">
            <text:p>e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ē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ȩ̄</text:p>
          </table:table-cell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é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ê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ě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ì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ì̧</text:p>
          </table:table-cell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ǐ</text:p>
          </table:table-cell>
          <table:table-cell office:value-type="string" calcext:value-type="string">
            <text:p>i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ǐ̧</text:p>
          </table:table-cell>
          <table:table-cell office:value-type="string" calcext:value-type="string">
            <text:p>i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ī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ī̧</text:p>
          </table:table-cell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í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í̧</text:p>
          </table:table-cell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î</text:p>
          </table:table-cell>
          <table:table-cell office:value-type="string" calcext:value-type="string">
            <text:p>i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î̧</text:p>
          </table:table-cell>
          <table:table-cell office:value-type="string" calcext:value-type="string">
            <text:p>ĩ5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i᷅</text:p>
          </table:table-cell>
          <table:table-cell office:value-type="string" calcext:value-type="string">
            <text:p>i5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̀</text:p>
          </table:table-cell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̀</text:p>
          </table:table-cell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̌</text:p>
          </table:table-cell>
          <table:table-cell office:value-type="string" calcext:value-type="string">
            <text:p>ɨ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̄</text:p>
          </table:table-cell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̄</text:p>
          </table:table-cell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ɨ̧́</text:p>
          </table:table-cell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ò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ò̧</text:p>
          </table:table-cell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ǒ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ō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ō̧</text:p>
          </table:table-cell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ó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ó̧</text:p>
          </table:table-cell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ù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ù̧</text:p>
          </table:table-cell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ǔ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ǔ̧</text:p>
          </table:table-cell>
          <table:table-cell office:value-type="string" calcext:value-type="string">
            <text:p>ũ1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ū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ū̧</text:p>
          </table:table-cell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ú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ú̧</text:p>
          </table:table-cell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ǜ</text:p>
          </table:table-cell>
          <table:table-cell office:value-type="string" calcext:value-type="string">
            <text:p>ʉ1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ǖ</text:p>
          </table:table-cell>
          <table:table-cell office:value-type="string" calcext:value-type="string">
            <text:p>ʉ3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>
          <table:table-cell/>
          <table:table-cell office:value-type="string" calcext:value-type="string">
            <text:p>ǘ</text:p>
          </table:table-cell>
          <table:table-cell office:value-type="string" calcext:value-type="string">
            <text:p>ʉ5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/>
        </table:table-row>
        <table:table-row table:style-name="ro1" table:number-rows-repeated="3">
          <table:table-cell table:number-columns-repeated="7"/>
          <table:table-cell table:style-name="ce8" table:number-columns-repeated="57"/>
          <table:table-cell/>
        </table:table-row>
        <table:table-row table:style-name="ro1" table:number-rows-repeated="104848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vari00_js83" table:style-name="ta25">
        <office:forms form:automatic-focus="false" form:apply-design-mode="false"/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Doculect</text:p>
          </table:table-cell>
          <table:table-cell table:style-name="ce9" office:value-type="string" calcext:value-type="string">
            <text:p>Grapheme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table:number-columns-repeated="1018"/>
        </table:table-row>
        <table:table-row table:style-name="ro1" table:number-rows-repeated="20">
          <table:table-cell table:style-name="Default" table:number-columns-repeated="7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bas11.A1: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.A1:alac11.AMJ1048576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2" table:target-range-address="atat11.A1:atat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3" table:target-range-address="ayut11.A1:ayut11.G120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5" table:target-range-address="chic02.A1:chic02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7" table:target-range-address="coat11.A1:coat11.AMJ1048576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9" table:target-range-address="conc11.A1:conc11.D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1" table:target-range-address="diux11.A1:diux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3" table:target-range-address="gran11.A1:gran11.A111" table:orientation="column"/>
        <table:database-range table:name="__Anonymous_Sheet_DB__15" table:target-range-address="jami11.A1:jami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6" table:target-range-address="jica11.A1:jica11.E53" table:orientation="column"/>
        <table:database-range table:name="__Anonymous_Sheet_DB__18" table:target-range-address="mixt11.A1:mixt11.G36"/>
        <table:database-range table:name="__Anonymous_Sheet_DB__19" table:target-range-address="ocot11.A1:ocot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0" table:target-range-address="peno11.B1:peno11.B168" table:orientation="column"/>
        <table:database-range table:name="__Anonymous_Sheet_DB__27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GillSans" svg:font-family="GillSans"/>
    <style:font-face style:name="F" svg:font-family="" style:font-family-generic="roman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0:23:43.026124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570</meta:editing-cycles>
    <meta:creation-date>2020-02-18T16:03:04</meta:creation-date>
    <dc:date>2020-07-29T21:48:39.431471176</dc:date>
    <dc:language>en-US</dc:language>
    <meta:editing-duration>P1DT10H22M23S</meta:editing-duration>
    <meta:generator>LibreOffice/6.3.6.2$MacOSX_X86_64 LibreOffice_project/2196df99b074d8a661f4036fca8fa0cbfa33a497</meta:generator>
    <meta:document-statistic meta:table-count="29" meta:cell-count="114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